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login">
        <table:table-row>
          <table:table-cell office:value-type="float" office:value="1">
            <text:p>1</text:p>
          </table:table-cell>
          <table:table-cell office:value-type="string">
            <text:p>admin</text:p>
          </table:table-cell>
          <table:table-cell office:value-type="string">
            <text:p>admin123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user1</text:p>
          </table:table-cell>
          <table:table-cell office:value-type="string">
            <text:p>user@123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user2</text:p>
          </table:table-cell>
          <table:table-cell office:value-type="string">
            <text:p>user2@123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user4</text:p>
          </table:table-cell>
          <table:table-cell office:value-type="string">
            <text:p>user4@123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0.2</meta:generator>
    <meta:initial-creator>phpMyAdmin 5.0.2</meta:initial-creator>
    <meta:creation-date>2020-07-25T18:34:32</meta:creation-date>
  </office:meta>
</office:document-meta>
</file>